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Carlito" svg:font-family="Carlito" style:font-family-generic="swiss" style:font-pitch="variable"/>
    <style:font-face style:name="Courier New" svg:font-family="'Courier New', monospace"/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rlito" fo:font-size="24pt" fo:font-style="normal" style:text-underline-style="none" fo:font-weight="normal" style:text-blinking="false" fo:background-color="transparent" style:font-size-asian="24pt" style:font-size-complex="24pt"/>
    </style:style>
    <style:style style:name="P2" style:family="paragraph" style:parent-style-name="Text_20_body">
      <style:text-properties style:font-name="Carlito" fo:font-size="24pt" style:font-size-asian="24pt" style:font-size-complex="24pt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style:font-name="Carlito" fo:font-size="24pt" officeooo:paragraph-rsid="001c4e09" style:font-size-asian="24pt" style:font-size-complex="24pt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style:font-name="Carlito" fo:font-size="24pt" fo:font-weight="normal" style:font-size-asian="24pt" style:font-size-complex="24pt"/>
    </style:style>
    <style:style style:name="T1" style:family="text">
      <style:text-properties fo:font-variant="normal" fo:text-transform="none" fo:color="#008000" loext:opacity="100%" style:text-line-through-style="none" style:text-line-through-type="none" style:font-name="Courier New" fo:font-size="9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8000" loext:opacity="100%" style:text-line-through-style="none" style:text-line-through-type="none" style:font-name="Courier New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8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bbbbbb" loext:opacity="100%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bbbbbb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404040" loext:opacity="100%" style:text-line-through-style="none" style:text-line-through-type="none" style:font-name="Courier New" fo:font-size="9pt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404040" loext:opacity="100%" style:text-line-through-style="none" style:text-line-through-type="none" style:font-name="Courier New" fo:font-size="9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404040" loext:opacity="100%" style:text-line-through-style="none" style:text-line-through-type="none" style:font-name="Courier New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Courier New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ba2121" loext:opacity="100%" style:text-line-through-style="none" style:text-line-through-type="none" style:font-name="Courier New" fo:font-size="9pt" fo:font-style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ba2121" loext:opacity="100%" style:text-line-through-style="none" style:text-line-through-type="none" style:font-name="Courier New" fo:font-style="normal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ba212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000080" loext:opacity="100%" style:text-line-through-style="none" style:text-line-through-type="none" style:font-name="Courier New" fo:font-size="9pt" fo:font-style="normal" style:text-underline-style="none" fo:font-weight="bold" style:text-blinking="false" fo:background-color="transparent" loext:char-shading-value="0"/>
    </style:style>
    <style:style style:name="T16" style:family="text">
      <style:text-properties fo:font-variant="normal" fo:text-transform="none" fo:color="#000080" loext:opacity="100%" style:text-line-through-style="none" style:text-line-through-type="none" style:font-name="Courier New" fo:font-style="normal" style:text-underline-style="none" fo:font-weight="bold" style:text-blinking="false" fo:background-color="transparent" loext:char-shading-value="0"/>
    </style:style>
    <style:style style:name="T17" style:family="text">
      <style:text-properties fo:font-variant="normal" fo:text-transform="none" fo:color="#00008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dc906b9f-7fff-b587-b674-0fcf85619f3e"/>sudo dnf install sqlitebrowser</text:p>
      <text:p text:style-name="P1">sudo dnf install qt-creator libdrm</text:p>
      <text:p text:style-name="P2"/>
      <text:p text:style-name="P4"><text:span text:style-name="T3">echo</text:span><text:span text:style-name="T4"> </text:span><text:span text:style-name="T10">-e</text:span><text:span text:style-name="T4"> </text:span><text:span text:style-name="T14">"[code]\nname=Visual Studio Code\nbaseurl=https://packages.microsoft.com/yumrepos/vscode\nenabled=1\ngpgcheck=1\ngpgkey=https://packages.microsoft.com/keys/microsoft.asc"</text:span><text:span text:style-name="T4"> </text:span><text:span text:style-name="T10">|</text:span><text:span text:style-name="T4"> </text:span><text:span text:style-name="T10">sudo</text:span><text:span text:style-name="T4"> </text:span><text:span text:style-name="T10">tee</text:span><text:span text:style-name="T4"> </text:span><text:span text:style-name="T10">/etc/yum.repos.d/vscode.repo</text:span><text:span text:style-name="T4"> </text:span><text:span text:style-name="T10">&gt;</text:span><text:span text:style-name="T4"> </text:span><text:span text:style-name="T10">/dev/null</text:span></text:p>
      <text:p text:style-name="P4"><text:span text:style-name="T10"/></text:p>
      <text:p text:style-name="P3"><text:span text:style-name="T18">sudo</text:span><text:span text:style-name="T17"> </text:span><text:span text:style-name="T11">dnf</text:span><text:span text:style-name="T5"> </text:span><text:span text:style-name="T11">install</text:span><text:span text:style-name="T5"> </text:span><text:span text:style-name="T11">cod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Carlito" svg:font-family="Carlito" style:font-family-generic="swiss" style:font-pitch="variable"/>
    <style:font-face style:name="Courier New" svg:font-family="'Courier New', monospace"/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21:21:25.805787789</meta:creation-date>
    <dc:date>2024-08-27T21:24:15.594525768</dc:date>
    <meta:editing-duration>PT2M50S</meta:editing-duration>
    <meta:editing-cycles>1</meta:editing-cycles>
    <meta:document-statistic meta:table-count="0" meta:image-count="0" meta:object-count="0" meta:page-count="1" meta:paragraph-count="4" meta:word-count="24" meta:character-count="315" meta:non-whitespace-character-count="295"/>
    <meta:generator>LibreOffice/24.2.4.1$Linux_X86_64 LibreOffice_project/420$Build-1</meta:generator>
  </office:meta>
</office:document-meta>
</file>